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8a72" officeooo:paragraph-rsid="00058a72" style:font-weight-asian="bold" style:font-weight-complex="bold"/>
    </style:style>
    <style:style style:name="P2" style:family="paragraph" style:parent-style-name="Standard">
      <style:text-properties officeooo:paragraph-rsid="0005981e"/>
    </style:style>
    <style:style style:name="P3" style:family="paragraph" style:parent-style-name="Standard">
      <style:text-properties officeooo:rsid="00058a72" officeooo:paragraph-rsid="00058a72"/>
    </style:style>
    <style:style style:name="P4" style:family="paragraph" style:parent-style-name="Standard">
      <style:text-properties officeooo:rsid="00058a72" officeooo:paragraph-rsid="0006d592"/>
    </style:style>
    <style:style style:name="P5" style:family="paragraph" style:parent-style-name="Standard">
      <style:text-properties officeooo:rsid="0007111a" officeooo:paragraph-rsid="0007111a"/>
    </style:style>
    <style:style style:name="P6" style:family="paragraph" style:parent-style-name="Standard">
      <style:text-properties officeooo:rsid="001a493a" officeooo:paragraph-rsid="000841d4"/>
    </style:style>
    <style:style style:name="P7" style:family="paragraph" style:parent-style-name="Standard">
      <style:text-properties officeooo:rsid="0009c19d" officeooo:paragraph-rsid="0009c19d"/>
    </style:style>
    <style:style style:name="P8" style:family="paragraph" style:parent-style-name="Standard">
      <style:text-properties style:text-position="0% 100%" officeooo:rsid="0009c19d" officeooo:paragraph-rsid="0009c19d"/>
    </style:style>
    <style:style style:name="P9" style:family="paragraph" style:parent-style-name="Standard">
      <style:text-properties officeooo:rsid="000aeb3f" officeooo:paragraph-rsid="000aeb3f"/>
    </style:style>
    <style:style style:name="P10" style:family="paragraph" style:parent-style-name="Standard" style:list-style-name="L1">
      <style:text-properties officeooo:paragraph-rsid="000aeb3f"/>
    </style:style>
    <style:style style:name="P11" style:family="paragraph" style:parent-style-name="Standard" style:list-style-name="L1">
      <style:text-properties officeooo:rsid="001a493a" officeooo:paragraph-rsid="000841d4"/>
    </style:style>
    <style:style style:name="P12" style:family="paragraph" style:parent-style-name="Standard" style:list-style-name="L1">
      <style:text-properties officeooo:rsid="00058a72" officeooo:paragraph-rsid="00058a72"/>
    </style:style>
    <style:style style:name="P13" style:family="paragraph" style:parent-style-name="Standard" style:list-style-name="L1">
      <style:text-properties officeooo:rsid="00058a72" officeooo:paragraph-rsid="0006d592"/>
    </style:style>
    <style:style style:name="P14" style:family="paragraph" style:parent-style-name="Standard" style:list-style-name="L1">
      <style:text-properties officeooo:rsid="001101a0" officeooo:paragraph-rsid="0009c19d"/>
    </style:style>
    <style:style style:name="P15" style:family="paragraph" style:parent-style-name="Standard" style:list-style-name="L1">
      <style:text-properties officeooo:rsid="000e7d4a" officeooo:paragraph-rsid="0009c19d"/>
    </style:style>
    <style:style style:name="P16" style:family="paragraph" style:parent-style-name="Standard" style:list-style-name="L1">
      <style:text-properties style:text-position="0% 100%" officeooo:rsid="000e7d4a" officeooo:paragraph-rsid="0009c19d"/>
    </style:style>
    <style:style style:name="P17" style:family="paragraph" style:parent-style-name="Standard" style:list-style-name="L1">
      <style:text-properties style:text-position="0% 100%" officeooo:rsid="0009c19d" officeooo:paragraph-rsid="0009c19d"/>
    </style:style>
    <style:style style:name="P18" style:family="paragraph" style:parent-style-name="Standard" style:list-style-name="L1">
      <style:text-properties style:text-position="0% 100%" officeooo:rsid="0023aa68" officeooo:paragraph-rsid="000aeb3f"/>
    </style:style>
    <style:style style:name="P19" style:family="paragraph" style:parent-style-name="Standard" style:list-style-name="L1">
      <style:text-properties officeooo:rsid="0023aa68" officeooo:paragraph-rsid="000aeb3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7111a"/>
    </style:style>
    <style:style style:name="T3" style:family="text">
      <style:text-properties style:text-position="super 58%" officeooo:rsid="0009c19d"/>
    </style:style>
    <style:style style:name="T4" style:family="text">
      <style:text-properties style:text-position="super 58%" officeooo:rsid="0023aa68"/>
    </style:style>
    <style:style style:name="T5" style:family="text">
      <style:text-properties style:text-position="super 58%" officeooo:rsid="000aeb3f"/>
    </style:style>
    <style:style style:name="T6" style:family="text">
      <style:text-properties officeooo:rsid="0007111a"/>
    </style:style>
    <style:style style:name="T7" style:family="text">
      <style:text-properties officeooo:rsid="001101a0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101a0"/>
    </style:style>
    <style:style style:name="T10" style:family="text">
      <style:text-properties officeooo:rsid="0009ee8d"/>
    </style:style>
    <style:style style:name="T11" style:family="text">
      <style:text-properties officeooo:rsid="0023aa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Task 6) </text:span>Main Menu - View</text:p>
      <text:p text:style-name="P2"/>
      <text:list xml:id="list2246658031" text:style-name="L1">
        <text:list-item>
          <text:p text:style-name="P11">Allow for displaying an error message when one is available</text:p>
          <text:list>
            <text:list-item>
              <text:p text:style-name="P11">See similar constructs in the existing productListing and productDetail views</text:p>
            </text:list-item>
          </text:list>
        </text:list-item>
      </text:list>
      <text:p text:style-name="P6"/>
      <text:list xml:id="list142317135564999" text:continue-numbering="true" text:style-name="L1">
        <text:list-item>
          <text:p text:style-name="P12">Define several button <text:span text:style-name="T6">elements</text:span><text:span text:style-name="T2">[1]</text:span><text:span text:style-name="T6"> that will perform navigation when clicked</text:span><text:span text:style-name="T2">[2]</text:span></text:p>
          <text:list>
            <text:list-item>
              <text:p text:style-name="P13">“Start Transaction”</text:p>
            </text:list-item>
            <text:list-item>
              <text:p text:style-name="P13">“View Products”</text:p>
            </text:list-item>
            <text:list-item>
              <text:p text:style-name="P13">“Create Employee”</text:p>
              <text:list>
                <text:list-item>
                  <text:p text:style-name="P13">Should only be visible to elevated users, managers</text:p>
                </text:list-item>
              </text:list>
            </text:list-item>
            <text:list-item>
              <text:p text:style-name="P13">“Sales Report”</text:p>
              <text:list>
                <text:list-item>
                  <text:p text:style-name="P13">Should only be visible to elevated users, managers</text:p>
                </text:list-item>
              </text:list>
            </text:list-item>
            <text:list-item>
              <text:p text:style-name="P13">“Cashier Report”</text:p>
              <text:list>
                <text:list-item>
                  <text:p text:style-name="P13">Should only be visible to elevated users, managers</text:p>
                </text:list-item>
              </text:list>
            </text:list-item>
          </text:list>
        </text:list-item>
      </text:list>
      <text:p text:style-name="P4"/>
      <text:list xml:id="list142318226669041" text:continue-numbering="true" text:style-name="L1">
        <text:list-item>
          <text:p text:style-name="P14">Allow for a user to sign out</text:p>
          <text:list>
            <text:list-item>
              <text:p text:style-name="P15"><text:span text:style-name="T7">Use an i</text:span>mage element<text:span text:style-name="T1">[</text:span><text:span text:style-name="T3">3</text:span><text:span text:style-name="T1">]</text:span><text:span text:style-name="T8"> </text:span><text:span text:style-name="T9">with </text:span>a material design icon<text:span text:style-name="T1">[</text:span><text:span text:style-name="T3">4</text:span><text:span text:style-name="T1">]</text:span></text:p>
            </text:list-item>
            <text:list-item>
              <text:p text:style-name="P16">Will sign out the user and navigate to the sign in view when clicked<text:span text:style-name="T1">[</text:span><text:span text:style-name="T3">2</text:span><text:span text:style-name="T1">]</text:span></text:p>
            </text:list-item>
            <text:list-item>
              <text:p text:style-name="P17">Coordinate with the developers working on the other view tasks so that this control looks the same on each page</text:p>
            </text:list-item>
          </text:list>
        </text:list-item>
      </text:list>
      <text:p text:style-name="P8"/>
      <text:list xml:id="list142317799724229" text:continue-numbering="true" text:style-name="L1">
        <text:list-item>
          <text:p text:style-name="P19">Views are defined in HTML, but use a templating engine to allow for dynamic content from the server</text:p>
          <text:list>
            <text:list-item>
              <text:p text:style-name="P10"><text:span text:style-name="T11">The Java templating engine is Thymeleaf</text:span><text:span text:style-name="T4">[</text:span><text:span text:style-name="T5">5</text:span><text:span text:style-name="T4">]</text:span></text:p>
            </text:list-item>
            <text:list-item>
              <text:p text:style-name="P19">The NodeJS templating engine is EJS<text:span text:style-name="T1">[</text:span><text:span text:style-name="T5">6</text:span><text:span text:style-name="T1">]</text:span></text:p>
            </text:list-item>
            <text:list-item>
              <text:p text:style-name="P19">There are other templating engines for either environment, but these are the ones that I used</text:p>
              <text:list>
                <text:list-item>
                  <text:p text:style-name="P18">If you prefer another templating engine feel free to make the necessary adjustments</text:p>
                </text:list-item>
              </text:list>
            </text:list-item>
          </text:list>
        </text:list-item>
      </text:list>
      <text:p text:style-name="P3"/>
      <text:p text:style-name="P5"><text:span text:style-name="T1">[1]</text:span> https://www.w3schools.com/tags/tag_button.asp</text:p>
      <text:p text:style-name="P5"><text:span text:style-name="T1">[2]</text:span> Click event handlers will be defined in the “Main Menu - Client-side functionality” task</text:p>
      <text:p text:style-name="P7"><text:span text:style-name="T1">[3]</text:span> <text:span text:style-name="T7">https://www.w3schools.com/tags/tag_img.asp</text:span></text:p>
      <text:p text:style-name="P7"><text:span text:style-name="T1">[4]</text:span> <text:span text:style-name="T7">Pick an appropriate image like “input”, or similar. https://material.io/resources/icons/?icon=input&amp;style=baseline</text:span></text:p>
      <text:p text:style-name="P9"><text:span text:style-name="T1">[5]</text:span> <text:span text:style-name="T11">https://www.thymeleaf.org/doc/tutorials/3.0/usingthymeleaf.html</text:span></text:p>
      <text:p text:style-name="P9"><text:span text:style-name="T1">[6]</text:span> https://ejs.co/#docs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12:21:31.661421222</meta:creation-date>
    <dc:date>2019-12-31T14:23:16.373534950</dc:date>
    <meta:editing-duration>PT2H50S</meta:editing-duration>
    <meta:editing-cycles>9</meta:editing-cycles>
    <meta:generator>LibreOffice/6.3.3.2.0$Linux_X86_64 LibreOffice_project/30$Build-2</meta:generator>
    <meta:document-statistic meta:table-count="0" meta:image-count="0" meta:object-count="0" meta:page-count="1" meta:paragraph-count="27" meta:word-count="232" meta:character-count="1504" meta:non-whitespace-character-count="1319"/>
  </office:meta>
</office:document-meta>
</file>